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text:span text:style-name="c5">FOREWORD</text:span></text:p>
      <text:p text:style-name="p4"/>
      <text:p text:style-name="p4"><text:span text:style-name="c6">“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4"><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4"><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4"><text:span text:style-name="c0"><text:tab/>A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4"/>
      <text:p text:style-name="p4"><text:span text:style-name="c5">INTRODUCTION</text:span><text:span text:style-name="c0"> </text:span></text:p>
      <text:p text:style-name="p4"/>
      <text:p text:style-name="p4"><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Our homes, backyards, local neighborhood, and even our cities, tend to hold deep significance for us.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text:tab/>And from a personal perspective<text:tab/>, urban nature increases our perception of wellbeing (Hunter 2011), helps us be clear-headed, calm, resilient, retrospective, and benefits other mental and physical health (Kaplan &amp; Kaplan 2005). (So if we are to reconnect with nature, we might be most successful doing so at the local level.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e.g. Shellmann &amp; Bogner 2013; Stern, Powell, &amp; Ardoin 2008). <text:s/>While it is paramount to provide this education to young people, the majority of the population is left out. <text:s/>Also, participants are enlisted in these programs for a short time, not for the duration of their life. <text:s/>We need to think of a new learning framework that utilizes the strengths of place-based environmental education programs, but is always available to the entire urban populace, focuses on the local level, encourages action, and evolves with the local ecosystem and environment. <text:s/></text:span></text:p>
      <text:p text:style-name="p1"><text:span text:style-name="c0"><text:tab/>In particular, it might be possible to utilize online mapping technologies to create a place-based environmental education medium that fits all the above criteria. <text:s/>Web maps are easily accessible and always present, can focus on a given place, can be edited to reflect new information and changes in the environment, and can be designed to encourage action. (They are missing the social element of learning, but a website could be designed to incorporate a social networking feature). <text:s text:c="3"/></text:span></text:p>
      <text:p text:style-name="p1"><text:span text:style-name="c0"><text:tab/>This thesis utilizes web-maps as an educational tool in order to investigate a bigger question. <text:s/>What is the role of place-based environmental knowledge on a person’s sense of place - in particular, the presence and strength of a person’s ecological place-attachment and ecological place-meaning? <text:s/>A sense of place theoretical framework is used to examine this question. <text:s/>The framework draws on prior research to define place-attachment and place-meaning. <text:s/>Thus far, research has mostly focused on investigating the impact of hands-on, in person, experiences with nature and the consequent influence on place-meaning and place-attachment. <text:s/>Recent studies are specifically studying the impact of environmental education programs on participant’s place-attachment and place-meaning. <text:s/>However, there are currently no studies that have examined the impact of environmental knowledge on place-attachment or -meaning,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text:span></text:p>
      <text:p text:style-name="p1"><text:span text:style-name="c0"><text:tab/>A brief example can illustrate place-meaning and place-attachment, and how they can potentially complement one another. The statement “The Redwood forest is a very important place to me;..” is exemplary of strong place-attachment to the Redwood forest, but the reason for that attachment is unclear. <text:s/>We can continue the statement with two different examples of place meaning: “..it is a source of lumber and job security” or “...it is habitat for the endangered Spotted Owl”. <text:s/>The former attributes an economic meaning to the Redwood forest, and the latter an ecological meaning. <text:s/>Both help explain the attachment to the Redwood forest, but they are vastly different place meanings, implying very different stakeholder attitudes toward how the forest should be used or managed. <text:s/>Although the literature is unclear on this, Stedman (2008) believes that place-attachment might be a function of place-meaning, such that the types of place-meanings we attribute to place also guides the types of attachments we develop. <text:s/>Let's define and further explore these concepts.</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4"><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4"/>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4"><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4"><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 They fall somewhere inside a triangular continuum of self, others, and the environment (Gustafson 2001). )) <text:tab/>Place meanings are not constant over time: they change to reflect the changes in our experiences and the environment (Stewart 2008).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
      <text:p text:style-name="p4"><text:span text:style-name="c0">2.4: Measuring Place-Meaning</text:span></text:p>
      <text:p text:style-name="p4"/>
      <text:p text:style-name="p4"><text:span text:style-name="c0"> </text:span></text:p>
      <text:p text:style-name="p4"/>
      <text:p text:style-name="p4"><text:span text:style-name="c0">3: Factors that influence Place-Attachment and Place-Meaning</text:span></text:p>
      <text:p text:style-name="p4"/>
      <text:p text:style-name="p4"><text:span text:style-name="c0"><text:tab/>The types of place-attachments and place-meanings that we develop, as well as their associated intensity, is influenced by a number of factors. <text:s/>Namely, these factors are culture and society, the physical environmental, geographic scale, length of residency, gender and race, various forms of disruptions, and knowledge. <text:s/></text:span></text:p>
      <text:p text:style-name="p4"/>
      <text:p text:style-name="p1"><text:span text:style-name="c6">3.1: Culture, Society</text:span></text:p>
      <text:p text:style-name="p1"/>
      <text:p text:style-name="p1"><text:span text:style-name="c0"><text:tab/>It is undeniable that culture and society play a major role in guiding our experiences with place, and therefore, guide our sense of place, our place-attachments and our place-meanings. <text:s/>In fact, there is strong agreement that place-meanings and place-attachments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s are a reflection of our given society and culture (Eisenhauer et al. 2000).</text:span></text:p>
      <text:p text:style-name="p1"><text:span text:style-name="c0"> </text:span></text:p>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s and place-meanings that we form (Massey 1994; Manzo 2005). <text:s/>In particular, these four factors can restrict the degree to which we feel free and safe in our experience a place, or even the way in which we choose to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dness” introduced by Relph (1976), where a person feels alienated or separated from a place. <text:s/>Other studies found that gender did not play a significant role in place-attachment, but a person’s racial background influenced a person's sense of place (more details) (Nanzer 2004). <text:s/></text:span></text:p>
      <text:p text:style-name="p1"/>
      <text:p text:style-name="p1"><text:span text:style-name="c0">3.1.2: Language/Communication</text:span></text:p>
      <text:p text:style-name="p1"/>
      <text:p text:style-name="p1"><text:span text:style-name="c0"><text:tab/>Language is also a reflection of culture and society, and can play an influential role when place-meanings are communicated. <text:s/>If a place holds a rather unique personal meaning, people often downplay that uniqueness by choosing words that are popular and in-line with cultural values and standards; their word-choice is particularly influenced by the make-up of their audience (Stewart 2008). <text:s/>Although Stewart (2008) discussed the influence of language on place-meanings in particular, it’s likely that language similarly influences the way place-attachment is communicated. <text:s/></text:span></text:p>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 Riley 1992; Hufford 1992). <text:s/>Stedman (2003)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Some examples from lit?). <text:s/>For example, Kaltenborn (1998) suggest in their study that people develop strong place-attachments to aesthetically pleasing environments. <text:s/>If the quality of the natural environment is poor, or perceived so, a person might not be attached to it and they may not attribute to it an ecological place-meaning.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1"><text:span text:style-name="c0"><text:tab/>Our physical environment also affects us in its ability to provide access to our needed or desired places and/or activities. <text:s/>Although the literature does not review this, it might play an even more important role for people who have particular physical, psychological, or emotional requirements that must be met in order for them to function. <text:s/>(some research?) Also, the scale of the place can be equally important in affecting our place-attachments and place-meanings.</text:span></text:p>
      <text:p text:style-name="p1"/>
      <text:p text:style-name="p4"/>
      <text:p text:style-name="p4"><text:span text:style-name="c0">3.3: Geographic scale</text:span></text:p>
      <text:p text:style-name="p4"/>
      <text:p text:style-name="p1"><text:span text:style-name="c0"><text:tab/>Scale influences the strength of attachment. <text:s/>Nanzer (2004) found that even at the state level, .. ? (Michigan Study!) Scale is often the inverse – we are most strongly attached to our immediate living premises such as our house and yard, then to our neighborhood and city, and lastly to our region and country (). <text:s text:c="3"/></text:span></text:p>
      <text:p text:style-name="p4"/>
      <text:p text:style-name="p4"/>
      <text:p text:style-name="p4"><text:span text:style-name="c0">3.4: Time / Length of Residency</text:span></text:p>
      <text:p text:style-name="p4"/>
      <text:p text:style-name="p1"><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ime and scale can play a role (Low and Altman 1992), where longer time can often strengthen our attachment. <text:s/></text:span></text:p>
      <text:p text:style-name="p1"><text:span text:style-name="c0"><text:tab/>Larson, Frietas &amp; Hicks (2013) found that with time, attachments shifted from the environmental to the social dimensions of place. <text:s/></text:span></text:p>
      <text:p text:style-name="p4"/>
      <text:p text:style-name="p4"/>
      <text:p text:style-name="p4"><text:span text:style-name="c0">3.5: Disruptions and Conflict</text:span></text:p>
      <text:p text:style-name="p4"/>
      <text:p text:style-name="p4"><text:span text:style-name="c0"><text:tab/>Brown (1992) discusses how established place-attachments provide a sense of security and stability, and how challenges and disruptions to an established place-attachment can be stressful, emotional, and undesirable. <text:s/>(Example?) <text:s/>In much the same way, insisting on the adoption of place-meanings that challenge or oppose someone's already established place-meanings, is a common source of conflict among stakeholders (citation ?). <text:s/>In a residential neighborhood with mass urban tree loss due to disease, Hunter (2011) found that resident proximity to the areas with greatest tree loss had a strong emotional impact on the residents. <text:s/>The residents whose immediate surroundings were most affected by tree loss were more interested in stewardship that helps restore their trees and supports local wildlife. <text:s/>It is possible that in the face of devastating loss or damage to places and their natural environments, strong place-attachment can act as a motivator in helping people restore places. <text:s/>Burley et al. (2007) show that Louisiana residents have a heightened sense of place-attachment as a result of increased vulnerability to hurricanes and suggest it is this strong place-attachment that helps them rebuild after a traumatic event. <text:s/></text:span></text:p>
      <text:p text:style-name="p4"/>
      <text:p text:style-name="p4"/>
      <text:p text:style-name="p4"><text:span text:style-name="c0">3.6: Knowledge: Personal, Formal, and in Story Form </text:span></text:p>
      <text:p text:style-name="p1"/>
      <text:p text:style-name="p1"><text:span text:style-name="c0"><text:tab/>Knowledge can play an important role in forming a sense of place. <text:s/>The sense of place literature is poor in studies that directly investigate the relationship between knowledge and place-attachment or place-meaning. <text:s/>Gustafson (2001) found that place meanings concerning the relationship between the self and the environment depend on formal and personal knowledge people have of the environment. <text:s/>For example, in Davenport and Anderson (2005)’s study on place 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text:span></text:p>
      <text:p text:style-name="p1"/>
      <text:p text:style-name="p1"><text:span text:style-name="c0"><text:tab/>Knowledge can strengthens place-attachments, too. <text:s/>From the results of a part hands-on, part lecture, workshop on reconnecting to the natural environment on a college campus, Barlett (2005, 41) reports that naming species was one aspect of the workshop experience that enhanced place-attachment. <text:s/>When a tree is given a name, it all the sudden becomes more than just wood - it gains a particular uniqueness that we can begin to recognize and distinguish it from other trees. <text:s/></text:span></text:p>
      <text:p text:style-name="p4"/>
      <text:p text:style-name="p4"><text:span text:style-name="c0"><text:tab/>Yet, it’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o people contextualize and narrate their experiences with a place; we embed place meanings in these stories, which helps convey the meanings to others. <text:s text:c="4"/></text:span></text:p>
      <text:p text:style-name="p4"/>
      <text:p text:style-name="p4"/>
      <text:p text:style-name="p4"/>
      <text:p text:style-name="p4"/>
      <text:p text:style-name="p4"><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text:tab/></text:span></text:p>
      <text:p text:style-name="p4"><text:span text:style-name="c5">6. Measuring &amp; Studying Place-attachment and Place Meaning</text:span></text:p>
      <text:p text:style-name="p4"><text:span text:style-name="c0"> 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
      <text:p text:style-name="p4"/>
      <text:p text:style-name="p4"/>
      <text:p text:style-name="p4"/>
      <text:p text:style-name="p4"/>
      <text:p text:style-name="p4"><text:span text:style-name="c0">4. 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4"><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6">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text:span></text:p>
      <text:p text:style-name="p4"><text:span text:style-name="c0"><text:tab/></text:span></text:p>
      <text:p text:style-name="p4"><text:span text:style-name="c0"><text:tab/></text:span></text:p>
      <text:p text:style-name="p4"><text:span text:style-name="c0">Place attachment, Place meaning, and Pro-environmental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4"><text:span text:style-name="c0"><text:tab/>Brehm, Eisenhauer, &amp; Stedman (2013, pg) found that place-meanings in particular, are “a strong predictor of environmental concern due to their inclusion of self and nature.” <text:s/></text:span></text:p>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1"/>
      <text:p text:style-name="p1"><text:span text:style-name="c0">Is there a particular aspect of the environment that transcends all cultures and similarly appeals to all people, maybe as a result of our biological needs? <text:s/>In other words, can some place-meanings be intrinsic? <text:s/></text:span></text:p>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text:span text:style-name="c0">&gt;&gt;Five-Point Likert Scale: </text:span></text:p>
      <text:p text:style-name="p4"><text:span text:style-name="c0"><text:tab/>A five point Likert scale ranging from “strongly disagree” to “strongly agree” was commonly used in survey questionnaires statements (Nanzer 2004)</text:span></text:p>
      <text:p text:style-name="p4"/>
      <text:p text:style-name="p4"><text:span text:style-name="c0">&gt;&gt;Seven-Point Likert Scale:</text:span></text:p>
      <text:p text:style-name="p4"><text:span text:style-name="c0"><text:tab/>Used by Stedman (2002, 2003) to measure place attachment. <text:s/></text:span></text:p>
      <text:p text:style-name="p4"/>
      <text:p text:style-name="p4"><text:span text:style-name="c0">Instruments:</text:span></text:p>
      <text:p text:style-name="p4"><text:span text:style-name="c0"><text:tab/>Interviews</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4"><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Web Maps</text:span></text:p>
      <text:p text:style-name="p4"><text:span text:style-name="c0">And while in the city, <text:s/>“people spend far more hours in front of video screens than they do walking the land” (Thomashow 2002, 79). </text:span></text:p>
      <text:p text:style-name="p4"/>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 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text:span text:style-name="c0">Stories: 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 <text:s/>Hadzigeorgiou et al. (2011) found that for children, storytelling was a more effective method of idea retention and initiating stewardship than traditional show-and-tell.</text:span></text:p>
      <text:p text:style-name="p1"/>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office:text>
  </office:body>
</office:document-content>
</file>